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arcs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composants</text:p>
          </table:table-cell>
          <table:table-cell office:value-type="string" calcext:value-type="string">
            <text:p>compléxitée cyclomatiqu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]+[.B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3]+[.B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6]*LOG([.B5];2)" office:value-type="float" office:value="199.652593131849" calcext:value-type="float">
            <text:p>199,6525931318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1]/2)*([.B4]/[.B2])" office:value-type="float" office:value="29.25" calcext:value-type="float">
            <text:p>29,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8]*[.B7]" office:value-type="float" office:value="5839.83834910657" calcext:value-type="float">
            <text:p>5839,83834910657</text:p>
          </table:table-cell>
        </table:table-row>
        <table:table-row table:style-name="ro1">
          <table:table-cell office:value-type="string" calcext:value-type="string">
            <text:p>T(s)</text:p>
          </table:table-cell>
          <table:table-cell table:formula="of:=[.B9]/18" office:value-type="float" office:value="324.435463839254" calcext:value-type="float">
            <text:p>324,435463839254</text:p>
          </table:table-cell>
        </table:table-row>
        <table:table-row table:style-name="ro1">
          <table:table-cell office:value-type="string" calcext:value-type="string">
            <text:p><text:s/>Bugs (ect.)</text:p>
          </table:table-cell>
          <table:table-cell table:formula="of:=[.B7]/3000" office:value-type="float" office:value="0.0665508643772828" calcext:value-type="float">
            <text:p>0,0665508643772828</text:p>
          </table:table-cell>
        </table:table-row>
      </table:table>
      <table:table table:name="UF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2]*[.E2])+([.C2]*[.F2])+([.D2]*[.G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3]*[.E3])+([.C3]*[.F3])+([.D3]*[.G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B4]*[.E4])+([.C4]*[.F4])+([.D4]*[.G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B6]*[.E6])+([.C6]*[.F6])+([.D6]*[.G6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4:55:58.725797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44:55.702112000</meta:creation-date>
    <dc:date>2025-10-22T15:03:28.636373128</dc:date>
    <meta:editing-duration>PT1H2M22S</meta:editing-duration>
    <meta:editing-cycles>6</meta:editing-cycles>
    <meta:generator>LibreOffice/24.2.7.2$Linux_X86_64 LibreOffice_project/420$Build-2</meta:generator>
    <meta:document-statistic meta:table-count="4" meta:cell-count="82" meta:object-count="0"/>
  </office:meta>
</office:document-meta>
</file>